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Text_20_body">
      <style:paragraph-properties fo:line-height="150%" fo:text-align="center" style:justify-single-word="false"/>
    </style:style>
    <style:style style:name="P2" style:family="paragraph" style:parent-style-name="Text_20_body">
      <style:paragraph-properties fo:margin-top="0.423cm" fo:margin-bottom="0.423cm" style:contextual-spacing="false" fo:line-height="150%"/>
    </style:style>
    <style:style style:name="P3" style:family="paragraph" style:parent-style-name="Text_20_body">
      <style:paragraph-properties fo:margin-top="0.423cm" fo:margin-bottom="0.423cm" style:contextual-spacing="false" fo:line-height="150%"/>
      <style:text-properties style:font-name="Times New Roman" fo:font-size="14pt" style:font-size-asian="14pt"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Heading_20_3" style:master-page-name="MP0">
      <style:paragraph-properties fo:line-height="150%" fo:text-align="center" style:justify-single-word="false" style:page-number="auto" fo:break-before="page"/>
    </style:style>
    <style:style style:name="P6" style:family="paragraph" style:parent-style-name="Text_20_body">
      <style:paragraph-properties fo:margin-top="0.423cm" fo:margin-bottom="0.423cm" style:contextual-spacing="false" fo:line-height="150%"/>
    </style:style>
    <style:style style:name="P7" style:family="paragraph" style:parent-style-name="Text_20_body">
      <style:paragraph-properties fo:margin-top="0cm" fo:margin-bottom="0cm" style:contextual-spacing="false" fo:line-height="150%"/>
      <style:text-properties officeooo:paragraph-rsid="0004fb25"/>
    </style:style>
    <style:style style:name="P8" style:family="paragraph" style:parent-style-name="Text_20_body">
      <style:paragraph-properties fo:margin-top="0cm" fo:margin-bottom="0cm" style:contextual-spacing="false" fo:line-height="150%"/>
    </style:style>
    <style:style style:name="P9" style:family="paragraph" style:parent-style-name="Text_20_body">
      <style:paragraph-properties fo:margin-top="0cm" fo:margin-bottom="0cm" style:contextual-spacing="false" fo:line-height="150%"/>
      <style:text-properties officeooo:paragraph-rsid="000501d8"/>
    </style:style>
    <style:style style:name="P10" style:family="paragraph" style:parent-style-name="Text_20_body">
      <style:paragraph-properties fo:margin-top="0cm" fo:margin-bottom="0cm" style:contextual-spacing="false" fo:line-height="150%"/>
      <style:text-properties officeooo:paragraph-rsid="000527b5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ext_20_body"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margin-top="0cm" fo:margin-bottom="0.046cm" style:contextual-spacing="false" fo:line-height="150%"/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32558" style:font-size-asian="14pt" style:font-size-complex="14pt"/>
    </style:style>
    <style:style style:name="T6" style:family="text">
      <style:text-properties style:font-name="Times New Roman" fo:font-size="14pt" officeooo:rsid="0003c42a" style:font-size-asian="14pt" style:font-size-complex="14pt"/>
    </style:style>
    <style:style style:name="T7" style:family="text">
      <style:text-properties style:font-name="Times New Roman" fo:font-size="14pt" officeooo:rsid="0004fb25" style:font-size-asian="14pt" style:font-size-complex="14pt"/>
    </style:style>
    <style:style style:name="T8" style:family="text">
      <style:text-properties style:font-name="Times New Roman" fo:font-size="14pt" officeooo:rsid="000501d8" style:font-size-asian="14pt" style:font-size-complex="14pt"/>
    </style:style>
    <style:style style:name="T9" style:family="text">
      <style:text-properties style:font-name="Times New Roman" fo:font-size="14pt" fo:background-color="#ffff00" loext:char-shading-value="0" style:font-size-asian="14pt" style:font-size-complex="14pt"/>
    </style:style>
    <style:style style:name="T10" style:family="text">
      <style:text-properties style:font-name="Times New Roman" fo:font-size="14pt" fo:language="en" fo:country="US" style:font-size-asian="14pt" style:font-size-complex="14pt"/>
    </style:style>
    <style:style style:name="T11" style:family="text">
      <style:text-properties style:font-name="Times New Roman" fo:font-size="14pt" fo:language="en" fo:country="US" officeooo:rsid="0004fb25" style:font-size-asian="14pt" style:font-size-complex="14pt"/>
    </style:style>
    <style:style style:name="T12" style:family="text">
      <style:text-properties style:font-name="Times New Roman" fo:font-size="14pt" fo:language="en" fo:country="US" officeooo:rsid="000501d8" style:font-size-asian="14pt" style:font-size-complex="14pt"/>
    </style:style>
    <style:style style:name="T13" style:family="text">
      <style:text-properties style:font-name="Times New Roman" fo:font-size="14pt" fo:language="ru" fo:country="RU" style:font-size-asian="14pt" style:font-size-complex="14pt"/>
    </style:style>
    <style:style style:name="T14" style:family="text">
      <style:text-properties style:font-name="Times New Roman" fo:font-size="14pt" fo:language="ru" fo:country="RU" officeooo:rsid="0004fb25" style:font-size-asian="14pt" style:font-size-complex="14pt"/>
    </style:style>
    <style:style style:name="T15" style:family="text">
      <style:text-properties style:font-name="Times New Roman" fo:font-size="14pt" fo:language="ru" fo:country="RU" officeooo:rsid="000501d8" style:font-size-asian="14pt" style:font-size-complex="14pt"/>
    </style:style>
    <style:style style:name="T16" style:family="text">
      <style:text-properties fo:color="#ff0000" loext:opacity="100%" style:font-name="Times New Roman" fo:font-size="14pt" style:font-size-asian="14pt" style:font-size-complex="14pt"/>
    </style:style>
    <style:style style:name="T17" style:family="text">
      <style:text-properties fo:color="#ff0000" loext:opacity="100%" style:font-name="Times New Roman" fo:font-size="14pt" fo:language="en" fo:country="US" style:font-size-asian="14pt" style:font-size-complex="14pt"/>
    </style:style>
    <style:style style:name="T18" style:family="text">
      <style:text-properties officeooo:rsid="00032558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officeooo:rsid="000527b5" style:font-size-asian="14pt" style:font-size-complex="14pt"/>
    </style:style>
    <style:style style:name="T23" style:family="text">
      <style:text-properties officeooo:rsid="000527b5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span text:style-name="Strong_20_Emphasis"><text:span text:style-name="T1">ВВЕДЕНИЕ</text:span></text:span></text:h>
      <text:p text:style-name="P2"><text:span text:style-name="Strong_20_Emphasis"><text:span text:style-name="T2"><text:tab/></text:span></text:span><text:span text:style-name="Strong_20_Emphasis"><text:span text:style-name="T4">1. Актуальность разработки в контексте глобальных тенденций и состояния отечественной индустрии</text:span></text:span></text:p>
      <text:p text:style-name="P2"><text:span text:style-name="Основной_20_шрифт_20_абзаца"><text:span text:style-name="T4"><text:tab/>Современный мировой рынок компьютерных игр демонстрирует парадоксальную ситуацию. С одной стороны, он переживает период небывалого технологического и коммерческого роста, поддерживаемый крупными международными корпорациями, выпускающими высокобюджетные проекты-блокбастеры (AAA-игры). С другой стороны, благодаря доступности мощных инструментов разработки, таких как Unreal Engine и Unity, расцвел сегмент независимых (indie) студий, способных создавать инновационные и нишевые продукты, зачастую задающие новые тренды. В этом глобальном контексте жанр 3D-платформера, переживающий заметное возрождение после некоторого периода забвения, представляет собой перспективную нишу. Аудитория, ностальгирующая по классике жанра и ценящая чистый, требующий мастерства геймплей, с энтузиазмом встречает проекты, сочетающие в себе современную графику, сложный дизайн уровней и новые игровые механики. Именно в этой точке пересечения — между уважением к канонам жанра и стремлением к экспериментам — возникает пространство для актуальных разработок.</text:span></text:span></text:p>
      <text:p text:style-name="P3"><text:tab/>Однако ситуация на российском рынке разработки игр существенно отличается от глобальной. Несмотря на наличие ярких талантов и успешных кейсов, преимущественно в жанрах мобильных, казуальных и mid-core игр, отечественная индустрия сталкивается с системными вызовами. К ним относится ограниченный доступ к крупным инвестициям, сравнимый с бюджетами западных AAA-студий, что исторически сдерживало создание масштабных проектов с высокой стоимостью производства. Кроме того, наблюдается определенная зависимость от зарубежных технологий и движков, а также тенденция к клонированию успешных международных моделей, порой в <text:soft-page-break/>ущерб оригинальности. В результате, сектор сложных, ориентированных на геймплей и техничное исполнение проектов, к которым относятся и продвинутые 3D-платформеры, в России развит недостаточно. Это создает не только проблему, но и возможность. Разработка игры, сочетающей в себе нетипичные для отечественной практики амбиции — а именно интеграцию нескольких сложных геймлейных систем в единый продукт на современном движке — представляет собой значимый практический вызов. Успешная реализация такого проекта может служить примером того, как, используя доступные профессиональные инструменты (в данном случае Unreal Engine 4), можно создавать конкурентоспособные по геймплею и технической реализации продукты, внося вклад в диверсификацию портфолио российских разработчиков и наращивание экспертизы в создании комплексных игровых механик.</text:p>
      <text:p text:style-name="P2"><text:span text:style-name="Strong_20_Emphasis"><text:span text:style-name="T4"><text:tab/>1.1. Проблематика и ключевая задача проектирования игры</text:span></text:span></text:p>
      <text:p text:style-name="P2"><text:span text:style-name="Основной_20_шрифт_20_абзаца"><text:span text:style-name="T4"><text:tab/>Выявленная на глобальном и локальном рынке ниша для платформера конкретизируется в рамках данной работы через призму геймдизайна. Анализ популярных игр показывает, что лишь немногие проекты пытаются соединить несколько глубоких систем на равных правах. Чаще всего платформинг выступает как основной элемент, а </text:span></text:span><text:span text:style-name="Основной_20_шрифт_20_абзаца"><text:span text:style-name="T5">головоломки</text:span></text:span><text:span text:style-name="Основной_20_шрифт_20_абзаца"><text:span text:style-name="T4"> — как упрощенная второстепенная механика, или наоборот. Таким образом, центральной </text:span></text:span><text:span text:style-name="Strong_20_Emphasis"><text:span text:style-name="T2">проектно-геймдизайнерской проблемой</text:span></text:span><text:span text:style-name="Основной_20_шрифт_20_абзаца"><text:span text:style-name="T4"> является органичный синтез трех сложных компонентов. Первый компонент — это </text:span></text:span><text:span text:style-name="Strong_20_Emphasis"><text:span text:style-name="T2">высокодинамичный и точный платформинг</text:span></text:span><text:span text:style-name="Основной_20_шрифт_20_абзаца"><text:span text:style-name="T4">, требующий от игрока мастерства в управлении персонажем, расчета прыжков и использования всего арсенала движения. Второй компонент — </text:span></text:span><text:span text:style-name="Основной_20_шрифт_20_абзаца"><text:span text:style-name="T5">сложные и динамичные головоломки, использующие в себе в равной степени все показанные игрой механики и элементы платформинга, стараясь запутать игрока и не показывать ему явный путь действия, побуждая игрока самому его найти</text:span></text:span><text:span text:style-name="Основной_20_шрифт_20_абзаца"><text:span text:style-name="T4">. Третий компонент — </text:span></text:span><text:span text:style-name="Основной_20_шрифт_20_абзаца"><text:span text:style-name="T5">динамичная система передвижения, добовляющая </text:span></text:span><text:soft-page-break/><text:span text:style-name="Основной_20_шрифт_20_абзаца"><text:span text:style-name="T5">динамики и сложности для прохождения ограниченных в пространстве сегментов.</text:span></text:span></text:p>
      <text:p text:style-name="P3"><text:tab/>Основная трудность заключается не в реализации каждой из этих систем по отдельности, а в их <text:span text:style-name="T18">взаимодействии</text:span>. Решение этой проблемы интеграции и составляет основную творческую и техническую задачу проекта.</text:p>
      <text:p text:style-name="P2"><text:span text:style-name="Strong_20_Emphasis"><text:span text:style-name="T4"><text:tab/>1.2. Анализ существующих решений-аналогов</text:span></text:span></text:p>
      <text:p text:style-name="P2"><text:span text:style-name="Основной_20_шрифт_20_абзаца"><text:span text:style-name="T4"><text:tab/>Для поиска оптимальных решений был проведен детальный разбор игр, являющихся эталонами в интересующих аспектах. В области классического платформера, ориентированного на точное управление и прохождение уровней, эталоном выступает «Celeste» [</text:span></text:span><text:span text:style-name="Основной_20_шрифт_20_абзаца"><text:span text:style-name="T6">1</text:span></text:span><text:span text:style-name="Основной_20_шрифт_20_абзаца"><text:span text:style-name="T4">]. Ее достоинство — в кристально чистой физике прыжков, рывков, цепляний за стены и мгновенном перезапуске после смерти, что поощряет метод проб и ошибок. Однако «Celeste» почти не использует </text:span></text:span><text:span text:style-name="Основной_20_шрифт_20_абзаца"><text:span text:style-name="T6">отличных от платформинга</text:span></text:span><text:span text:style-name="Основной_20_шрифт_20_абзаца"><text:span text:style-name="T4"> механик</text:span></text:span><text:span text:style-name="Основной_20_шрифт_20_абзаца"><text:span text:style-name="T6">ах</text:span></text:span><text:span text:style-name="Основной_20_шрифт_20_абзаца"><text:span text:style-name="T4">, фокусируясь исключительно на преодолении препятствий. Для нашего проекта ценна сама структура управления и ощущение «честного» испытания, но её необходимо дополнить системой порталов и взаимодействия с </text:span></text:span><text:span text:style-name="Основной_20_шрифт_20_абзаца"><text:span text:style-name="T6">окружением и препятствиями.</text:span></text:span></text:p>
      <text:p text:style-name="P2"><text:span text:style-name="Основной_20_шрифт_20_абзаца"><text:span text:style-name="T4"><text:tab/>Что касается игр, построенных вокруг порталов, ключевым представителем является «Portal» (2007) [</text:span></text:span><text:span text:style-name="Основной_20_шрифт_20_абзаца"><text:span text:style-name="T6">2</text:span></text:span><text:span text:style-name="Основной_20_шрифт_20_абзаца"><text:span text:style-name="T4">]. Двусторонние порталы, сохраняющие импульс объекта, радикально меняют принципы навигации и решения пространственных головоломок. Тем не менее, трёхмерная природа «Portal» и отсутствие традиционных для 2D-платформера прыжков по платформам с точным приземлением ограничивают её прямую применимость. Зато сама механика связывания удалённых точек пространства и перенос скорости через портал — это то, что необходимо адаптировать для двухмерного платформера.</text:span></text:span></text:p>
      <text:p text:style-name="P2"><text:soft-page-break/><text:span text:style-name="Основной_20_шрифт_20_абзаца"><text:span text:style-name="T4"/></text:span></text:p>
      <text:p text:style-name="P2"><text:span text:style-name="Основной_20_шрифт_20_абзаца"><text:span text:style-name="T4"><text:tab/>Желательное для анализа 2D-воплощение порталов представлено в неофициальной игре «Portal: The Flash Version» и коммерческом проекте «Gateways» [</text:span></text:span><text:span text:style-name="Основной_20_шрифт_20_абзаца"><text:span text:style-name="T6">3</text:span></text:span><text:span text:style-name="Основной_20_шрифт_20_абзаца"><text:span text:style-name="T4">]. В них порталы успешно перенесены в двухмерную плоскость: игрок размещает синий и оранжевый порталы на плоских поверхностях, а сохранение горизонтального и вертикального импульса позволяет выполнять сложные прыжковые последовательности. Эти игры доказывают, что порталы органично вписываются в 2D-платформер, добавляя нелинейность и возможность обходить препятствия без разрушения базовой физики движения. </text:span></text:span></text:p>
      <text:p text:style-name="P2"><text:span text:style-name="Strong_20_Emphasis"><text:span text:style-name="T4"><text:tab/>1.3. Цель и задачи выпускной квалификационной работы</text:span></text:span></text:p>
      <text:p text:style-name="P8"><text:span text:style-name="Основной_20_шрифт_20_абзаца"><text:span text:style-name="T4"><text:tab/>Проведенный анализ подтверждает наличие не только рыночной, но и творческой возможности для создания продукта, лишенного выявленных недостатков аналогов. Ни один из рассмотренных проектов не предлагает полноценного симбиоза сложного изометрического платформинга, динамичного </text:span></text:span><text:span text:style-name="Основной_20_шрифт_20_абзаца"><text:span text:style-name="T6">передвижение с задачей принемать решения ежесекундно</text:span></text:span><text:span text:style-name="Основной_20_шрифт_20_абзаца"><text:span text:style-name="T4">. Поэтому </text:span></text:span><text:span text:style-name="Strong_20_Emphasis"><text:span text:style-name="T2">целью данной работы</text:span></text:span><text:span text:style-name="Основной_20_шрифт_20_абзаца"><text:span text:style-name="T4"> является разработка и реализация функционирующего прототипа </text:span></text:span><text:span text:style-name="Основной_20_шрифт_20_абзаца"><text:span text:style-name="T6">2.5</text:span></text:span><text:span text:style-name="Основной_20_шрифт_20_абзаца"><text:span text:style-name="T4">D-компьютерной игры в жанре платформер, который интегрирует заявленные механики на основе движка Unreal Engine 4 </text:span></text:span><text:span text:style-name="Основной_20_шрифт_20_абзаца"><text:span text:style-name="T16">[3]</text:span></text:span><text:span text:style-name="Основной_20_шрифт_20_абзаца"><text:span text:style-name="T4">, тем самым внося практический вклад в освоение отечественными разработчиками методологии создания сложных геймплейных систем.</text:span></text:span></text:p>
      <text:p text:style-name="P7"><text:span text:style-name="Основной_20_шрифт_20_абзаца"><text:span text:style-name="T4"><text:tab/>Для последовательного достижения поставленной цели необходимо выполнить ряд взаимосвязанных задач:</text:span></text:span></text:p>
      <text:p text:style-name="P7"><text:span text:style-name="Основной_20_шрифт_20_абзаца"><text:span text:style-name="T11"><text:tab/>1.</text:span></text:span><text:span text:style-name="Основной_20_шрифт_20_абзаца"><text:span text:style-name="T4">Проектирование геймдизайн-документа, который формализует общую концепцию проекта и детально описывает ключевые механики. В первую очередь, это управление персонажем в условиях 2D-платформера: прыжки, рывки, цепляние за стены, приземление на движущиеся платформы. Особое внимание уделяется реализации порталов — механике создания двух связанных точек на плоских поверхностях, сохранению импульса при прохождении сквозь </text:span></text:span><text:soft-page-break/><text:span text:style-name="Основной_20_шрифт_20_абзаца"><text:span text:style-name="T4">портал и ограничениям (например, невозможность размещения портала на некоторых типах текстур). Документ также фиксирует взаимодействие порталов с врагами </text:span></text:span><text:span text:style-name="Основной_20_шрифт_20_абзаца"><text:span text:style-name="T7">и</text:span></text:span><text:span text:style-name="Основной_20_шрифт_20_абзаца"><text:span text:style-name="T14"> </text:span></text:span><text:span text:style-name="Основной_20_шрифт_20_абзаца"><text:span text:style-name="T4">снарядам</text:span></text:span><text:span text:style-name="Основной_20_шрифт_20_абзаца"><text:span text:style-name="T11">b</text:span></text:span><text:span text:style-name="Основной_20_шрифт_20_абзаца"><text:span text:style-name="T4">.</text:span></text:span></text:p>
      <text:p text:style-name="P8"><text:span text:style-name="Основной_20_шрифт_20_абзаца"><text:span text:style-name="T11"><text:tab/></text:span></text:span><text:span text:style-name="Основной_20_шрифт_20_абзаца"><text:span text:style-name="T11">2.</text:span></text:span><text:span text:style-name="Основной_20_шрифт_20_абзаца"><text:span text:style-name="T4">Проектирование уровней-головоломок, построенных на принципе постепенного усложнения геймплея. Начальные уровни знакомят игрока с базовыми действиями: одиночный портал, прыжок через портал для набора высоты. Последующие уровни вводят новые препятствия, характерные для 2D-платформера: исчезающие платформы, шипы, ловушки с таймерами, движущиеся блоки, врагов с разными патрульными маршрутами. Портал при этом становится инструментом не только для перемещения, но и для обхода ловушек, перенаправления снарядов или создания «замкнутых циклов», требующих точной последовательности действий. Каждый новый тип препятствия сначала подаётся в изолированной головоломке, а затем комбинируется с ранее изученными механиками.</text:span></text:span></text:p>
      <text:p text:style-name="P8"><text:span text:style-name="Основной_20_шрифт_20_абзаца"><text:span text:style-name="T11"><text:tab/></text:span></text:span><text:span text:style-name="Основной_20_шрифт_20_абзаца"><text:span text:style-name="T11">3.</text:span></text:span><text:span text:style-name="Основной_20_шрифт_20_абзаца"><text:span text:style-name="T4">Техническая реализация в среде Unreal Engine 4. Работа начинается с программирования базового функционала управления персонажем: обработка ввода с клавиатуры, расчёт скорости прыжка, силы гравитации, коллизий с платформами и стенами. Параллельно настраивается камера (следование за игроком с учётом границ уровня, плавное сглаживание). Следующий этап — реализация порталов: создание динамических материалов для визуализации, логика «выстрела» порталом, поиск подходящей поверхности по нормали, телепортация актора с сохранением вектора скорости и угла падения. Наконец, разрабатываются элементы для конструирования уровней и головоломок: движущиеся платформы, кнопки-активаторы, разрушаемые стены, переключатели, а также система респауна при падении в пропасть.</text:span></text:span></text:p>
      <text:p text:style-name="P8"><text:span text:style-name="Основной_20_шрифт_20_абзаца"><text:span text:style-name="T7"><text:tab/>4</text:span></text:span><text:span text:style-name="Основной_20_шрифт_20_абзаца"><text:span text:style-name="T11">.</text:span></text:span><text:span text:style-name="Основной_20_шрифт_20_абзаца"><text:span text:style-name="T14">И</text:span></text:span><text:span text:style-name="Основной_20_шрифт_20_абзаца"><text:span text:style-name="T4">нтеграция всех разработанных систем (управление, порталы, препятствия, враги, магические способности), их балансировка и тестирование в рамках целостного игрового цикла на созданных уровнях. Это включает регулировку скорости полёта снарядов, дальности прыжков, времени восстановления порталов, частоты появления врагов и сложности головоломок. </text:span></text:span><text:soft-page-break/><text:span text:style-name="Основной_20_шрифт_20_абзаца"><text:span text:style-name="T4">Тестирование проводится как на отдельных уровнях, так и в сквозном прохождении, чтобы выявить нежелательные взаимодействия (например, застревание игрока в текстурах при телепортации, бесконечные циклы ускорения через два портала). Только после успешного прохождения всех тестов можно оценить достижение поставленной цели — создание гармоничного игрового опыта, сочетающего динамичный 2D-платформер, нетривиальные головоломки с порталами и отзывчивое боевое взаимодействие.</text:span></text:span></text:p>
      <text:p text:style-name="P2"><text:span text:style-name="Основной_20_шрифт_20_абзаца"><text:span text:style-name="T4"><text:tab/>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Strong_20_Emphasis"><text:span text:style-name="T19">2.1</text:span></text:span><text:span text:style-name="Strong_20_Emphasis"><text:span text:style-name="T20">. </text:span></text:span><text:span text:style-name="Strong_20_Emphasis"><text:span text:style-name="T19">Критерии</text:span></text:span><text:span text:style-name="Strong_20_Emphasis"><text:span text:style-name="T20"> </text:span></text:span><text:span text:style-name="Strong_20_Emphasis"><text:span text:style-name="T19">выбора</text:span></text:span><text:span text:style-name="Strong_20_Emphasis"><text:span text:style-name="T20"> </text:span></text:span><text:span text:style-name="Strong_20_Emphasis"><text:span text:style-name="T19">инструментария</text:span></text:span><text:span text:style-name="Strong_20_Emphasis"><text:span text:style-name="T20"> </text:span></text:span><text:span text:style-name="Strong_20_Emphasis"><text:span text:style-name="T19">для</text:span></text:span><text:span text:style-name="Strong_20_Emphasis"><text:span text:style-name="T20"> </text:span></text:span><text:span text:style-name="Strong_20_Emphasis"><text:span text:style-name="T19">создания</text:span></text:span><text:span text:style-name="Strong_20_Emphasis"><text:span text:style-name="T20"> </text:span></text:span><text:span text:style-name="Strong_20_Emphasis"><text:span text:style-name="T19">3D</text:span></text:span><text:span text:style-name="Strong_20_Emphasis"><text:span text:style-name="T20">-</text:span></text:span><text:span text:style-name="Strong_20_Emphasis"><text:span text:style-name="T19">игры</text:span></text:span></text:p>
      <text:p text:style-name="P2"><text:span text:style-name="Основной_20_шрифт_20_абзаца"><text:span text:style-name="T4"><text:tab/>Выбор технологического стека является фундаментальным решением, определяющим эффективность разработки, качество итогового продукта и масштабируемость проекта. При создании игры, сочетающей сложный геймплей, трехмерную графику и динамичные взаимодействия, этот выбор должен удовлетворять нескольким ключевым критериям. Во-первых, инструменты должны обеспечивать </text:span></text:span><text:span text:style-name="Strong_20_Emphasis"><text:span text:style-name="T2">высокую производительность</text:span></text:span><text:span text:style-name="Основной_20_шрифт_20_абзаца"><text:span text:style-name="T4"> рендеринга и расчетов физики, что критично для динамичного платформера с моментальной реакцией на действия игрока. Во-вторых, необходим </text:span></text:span><text:span text:style-name="Strong_20_Emphasis"><text:span text:style-name="T2">эффективный и гибкий рабочий процесс</text:span></text:span><text:span text:style-name="Основной_20_шрифт_20_абзаца"><text:span text:style-name="T4">, позволяющий быстро прототипировать механики, итерировать дизайн уровней и интегрировать контент. В-третьих, учитывая специфику российского рынка с его бюджетными ограничениями, предпочтение отдается </text:span></text:span><text:span text:style-name="Strong_20_Emphasis"><text:span text:style-name="T2">доступным или условно-бесплатным решениям</text:span></text:span><text:span text:style-name="Основной_20_шрифт_20_абзаца"><text:span text:style-name="T4"> профессионального уровня с богатой обучающей базой и комьюнити. Наконец, стэк должен поддерживать </text:span></text:span><text:span text:style-name="Strong_20_Emphasis"><text:span text:style-name="T2">модульность и чистоту архитектуры</text:span></text:span><text:span text:style-name="Основной_20_шрифт_20_абзаца"><text:span text:style-name="T4">, что особенно важно для дипломного проекта, демонстрирующего не только художественный, но и инженерный замысел.</text:span></text:span></text:p>
      <text:p text:style-name="P2"><text:span text:style-name="Strong_20_Emphasis"><text:span text:style-name="T2"><text:tab/></text:span></text:span><text:span text:style-name="Strong_20_Emphasis"><text:span text:style-name="T4">2.2. Unreal Engine 4 как основной движок разработки</text:span></text:span></text:p>
      <text:p text:style-name="P2"><text:span text:style-name="Основной_20_шрифт_20_абзаца"><text:span text:style-name="T4"><text:tab/>В качестве основного движка для реализации проекта выбран </text:span></text:span><text:span text:style-name="Strong_20_Emphasis"><text:span text:style-name="T2">Unreal Engine 4 (UE4)</text:span></text:span><text:span text:style-name="Основной_20_шрифт_20_абзаца"><text:span text:style-name="T4">. Данный выбор является обоснованным и отвечает всем поставленным критериям. Unreal Engine 4 представляет собой полнофункциональный комплект для разработки игр любого жанра и масштаба, от инди-проектов до AAA-блокбастеров, что подтверждается его широким использованием в мировой индустрии.</text:span></text:span></text:p>
      <text:p text:style-name="P9"><text:span text:style-name="Основной_20_шрифт_20_абзаца"><text:span text:style-name="T4"><text:tab/>Unreal Engine 4 обладает рядом преимуществ, делающих его привлекательным для инди-разработки. Первым и наиболее значимым преимуществом является высокое качество графики «из коробки». Движок </text:span></text:span><text:soft-page-break/><text:span text:style-name="Основной_20_шрифт_20_абзаца"><text:span text:style-name="T4">включает в себя передовые системы динамического освещения, физически-корректные материалы и продвинутую систему частиц Niagara. Для инди-проекта это означает возможность достичь визуального уровня, сопоставимого с ААА-играми, без необходимости приобретения дорогостоящих сторонних решений. </text:span></text:span></text:p>
      <text:p text:style-name="P9"><text:span text:style-name="Основной_20_шрифт_20_абзаца"><text:span text:style-name="T4"><text:tab/>Вторым преимуществом выступает система визуального программирования Blueprints. Она позволяет геймдизайнерам и художникам создавать игровую логику, не прибегая к написанию кода на C++, что ускоряет прототипирование механик и снижает порог входа для </text:span></text:span><text:span text:style-name="Основной_20_шрифт_20_абзаца"><text:span text:style-name="T8">людей</text:span></text:span><text:span text:style-name="Основной_20_шрифт_20_абзаца"><text:span text:style-name="T4"> без глубоких знаний программирования. </text:span></text:span></text:p>
      <text:p text:style-name="P9"><text:span text:style-name="Основной_20_шрифт_20_абзаца"><text:span text:style-name="T4"><text:tab/>Третьим важным фактором является открытость исходного кода: Epic Games предоставляет полный код движка на C++, что позволяет модифицировать любую его часть под специфические нужды проекта. <text:tab/>Четвёртое преимущество — лицензионная модель: Unreal Engine 4 распространяется бесплатно, а разработчик платит в размере пяти процентов только после того, как валовая выручка игры превысит один миллион долларов США, что для большинства инди-проектов означает полное отсутствие отчислений.</text:span></text:span></text:p>
      <text:p text:style-name="P9"><text:span text:style-name="Основной_20_шрифт_20_абзаца"><text:span text:style-name="T4"><text:tab/>Вместе с тем следует отметить и потенциальные сложности при работе с Unreal Engine 4. Крутая кривая обучения требует от разработчика больше времени на освоение по сравнению с Unity. Движок предъявляет повышенные требования к аппаратному обеспечению, включая процессор, видеокарту и объём оперативной памяти. Для 2D-проектов инструменты Unreal Engine 4 в виде модуля Paper2D менее проработаны, чем аналогичный инструментарий Unity, что может потребовать дополнительных ручных настроек. Кроме того, из-за того, что движок написан на C++, существует риск возникновения ошибок, связанных с нулевыми указателями, которые могут приводить к вылету проекта, что требует повышенной дисциплины при написании кода. </text:span></text:span></text:p>
      <text:p text:style-name="P9"><text:span text:style-name="Основной_20_шрифт_20_абзаца"><text:span text:style-name="T4"><text:tab/>Сравнивая Unreal Engine 4 с Unity, можно выделить несколько ключевых различий. По качеству графики и визуальных эффектов Unreal Engine 4 </text:span></text:span><text:soft-page-break/><text:span text:style-name="Основной_20_шрифт_20_абзаца"><text:span text:style-name="T4">значительно превосходит Unity, предлагая высокое качество «из коробки», тогда как Unity требует дополнительных настроек и сторонних ассетов для достижения сопоставимого результата. В области разработки 2D-игр, напротив, Unity является абсолютным лидером благодаря встроенным инструментам для работы со спрайтами, анимацией, тайловыми картами и физикой 2D, тогда как возможности Unreal Engine 4 в этой сфере ограничены, </text:span></text:span><text:span text:style-name="Основной_20_шрифт_20_абзаца"><text:span text:style-name="T8">однако это не представляет сильных неудобств для разработки игры, т.к почти все ресурсы для разработки игры, такие как модели и текстуры, не нуждаются в дальнейшей доработки.</text:span></text:span><text:span text:style-name="Основной_20_шрифт_20_абзаца"><text:span text:style-name="T15"> </text:span></text:span><text:span text:style-name="Основной_20_шрифт_20_абзаца"><text:span text:style-name="T13"><text:s/></text:span></text:span><text:span text:style-name="Основной_20_шрифт_20_абзаца"><text:span text:style-name="T4">Что касается языков программирования, Unreal Engine 4 использует C++ и визуальные скрипты Blueprints, в то время как Unity применяет более простой и безопасный C# вместе с визуальными скриптами Bolt. </text:span></text:span><text:span text:style-name="Основной_20_шрифт_20_абзаца"><text:span text:style-name="T8">Для данного проекта предоставляемые </text:span></text:span><text:span text:style-name="Основной_20_шрифт_20_абзаца"><text:span text:style-name="T12">UE4 </text:span></text:span><text:span text:style-name="Основной_20_шрифт_20_абзаца"><text:span text:style-name="T15">возможности сильно гораздо удобнее, чем средства разработки </text:span></text:span><text:span text:style-name="Основной_20_шрифт_20_абзаца"><text:span text:style-name="T12">Unity</text:span></text:span><text:span text:style-name="Основной_20_шрифт_20_абзаца"><text:span text:style-name="T4">. Доступ к исходному коду в Unreal Engine 4 является полным и бесплатным, в Unity же он ограничен и требует платных редакций. Производительность Unreal Engine 4 выше благодаря нативному коду, тогда как Unity работает на виртуальной машине .NET или Mono, что снижает скорость выполнения. </text:span></text:span></text:p>
      <text:p text:style-name="P9"><text:span text:style-name="Основной_20_шрифт_20_абзаца"><text:span text:style-name="T4"><text:tab/>Учитывая, что разрабатываемая игра представляет собой 2D-платформер с порталами и головоломками, но при этом не требует фотореалистичной 3D-графики, выбор между Unreal Engine 4 и Unity не является однозначным. Однако для целей данной дипломной работы был выбран Unreal Engine 4. Это решение объясняется возможностью использования системы Blueprints для быстрой реализации логики порталов, управления персонажем и головоломок, что снижает объём ручного написания кода. Кроме того, бесплатная лицензия не создаёт риска превышения порога выручки для инди-проекта, а наличие полного доступа к исходному коду позволяет при необходимости модифицировать физику порталов, включая сохранение импульса и обработку коллизий, что критически важно для данного проекта. Несмотря на то, что 2D-инструменты Unity развиты лучше, возможности Unreal Engine 4 в виде </text:span></text:span><text:soft-page-break/><text:span text:style-name="Основной_20_шрифт_20_абзаца"><text:span text:style-name="T4">Paper2D с дополнительными настройками признаны достаточными для реализации заявленных механик. </text:span></text:span></text:p>
      <text:p text:style-name="P9"><text:span text:style-name="Основной_20_шрифт_20_абзаца"><text:span text:style-name="T4"><text:tab/>Таким образом, Unreal Engine 4 выбран в качестве основного движка разработки, что обеспечивает баланс между визуальным качеством, гибкостью программирования и финансовой доступностью.</text:span></text:span></text:p>
      <text:p text:style-name="P9"><text:span text:style-name="Strong_20_Emphasis"><text:span text:style-name="T2"/></text:span></text:p>
      <text:p text:style-name="P2"><text:span text:style-name="Strong_20_Emphasis"><text:span text:style-name="T2"><text:tab/></text:span></text:span><text:span text:style-name="Strong_20_Emphasis"><text:span text:style-name="T4">2.3. Blender как универсальное решение для создания и подготовки контента</text:span></text:span></text:p>
      <text:p text:style-name="P10"><text:span text:style-name="Основной_20_шрифт_20_абзаца"><text:span text:style-name="T4"><text:tab/>Для задач трехмерного моделирования, UV-развертки, риггинга и анимации выбран </text:span></text:span><text:span text:style-name="Strong_20_Emphasis"><text:span text:style-name="T2">Blender</text:span></text:span><text:span text:style-name="Основной_20_шрифт_20_абзаца"><text:span text:style-name="T4">. Это решение продиктовано стратегией создания эффективного и экономичного конвейера разработки контента. Blender является полностью </text:span></text:span><text:span text:style-name="Strong_20_Emphasis"><text:span text:style-name="T2">бесплатным и open-source</text:span></text:span><text:span text:style-name="Основной_20_шрифт_20_абзаца"><text:span text:style-name="T4"> пакетом, функционал которого не уступает, а в некоторых аспектах превосходит коммерческие аналоги (3ds Max, Maya). </text:span></text:span><text:span text:style-name="T4">Хотя в профессиональной среде для трёхмерного моделирования и анимации традиционно доминировали Autodesk Maya и 3ds Max, при разработке игр на Unreal Engine 4 у Blender есть ряд убедительных преимуществ, особенно заметны</text:span><text:span text:style-name="T22">х</text:span><text:span text:style-name="T4"> для инди-разработчиков и небольших студий, где важны гибкость, скорость и бюджет. </text:span></text:p>
      <text:p text:style-name="P10"><text:span text:style-name="T4"><text:tab/>Ключевые плюсы Blender включают бесплатную и открытую модель распространения, высокую скорость внедрения новых технологий, тесную и постоянно улучшающуюся интеграцию с Unreal Engine, гибкость в настройке производственного пайплайна, а также активное и растущее сообщество, предоставляющее множество обучающих материалов и готовых решений. </text:span><text:span text:style-name="T22">Д</text:span><text:span text:style-name="T4">ля многих инди-проектов на Unreal Engine 4 Blender становится не просто доступной альтернативой, а более удобным и эффективным инструментом.</text:span></text:p>
      <text:p text:style-name="P10"><text:span text:style-name="T22"><text:tab/>Также </text:span><text:span text:style-name="T4">Blender имеет открытый исходный код. Его можно скачать, использовать для любых целей и распространять без каких-либо лицензионных отчислений, что снимает огромный финансовый барьер для входа в разработку игр и позволяет направлять ресурсы на другие аспекты проекта. В отличие от </text:span><text:soft-page-break/><text:span text:style-name="T4">него, Autodesk Maya и 3ds Max являются дорогими коммерческими продуктами. Стоимость годовой подписки на каждый из них может составлять сотни или даже тысячи долларов, что для инди-студии является существенными расходами, часто неподъёмными на начальных этапах.</text:span></text:p>
      <text:p text:style-name="P14"><text:tab/>Epic Games и сообщество разработчиков проделали огромную работу, чтобы сделать связку Blender и Unreal Engine невероятно удобной и мощной. Epic Games выпустила официальные аддоны для Blender, которые значительно упрощают и ускоряют перенос ассетов. Эти инструменты интегрируются непосредственно в интерфейс Blender и позволяют, например, экспортировать все ассеты сцены одной кнопкой. Благодаря этим аддонам и поддержке в самом движке, можно настроить экспорт один раз и в дальнейшем отправлять модели и анимации в Unreal Engine буквально в несколько кликов. Это резко контрастирует с более сложным и многоступенчатым пайплайном для Maya и 3ds Max, который часто требует установки дополнительных плагинов вроде Datasmith и тщательной настройки множества параметров.</text:p>
      <text:p text:style-name="P14"><text:tab/>Blender предлагает современный и гибкий подход к трёхмерному моделированию и анимации, который во многом ориентирован на быстрое создание контента. Благодаря наличию множества встроенных инструментов, таких как мощный скульптинг и процедурное текстурирование, Blender позволяет очень быстро создавать концепты и прототипы игровых ассетов, что делает его идеальным инструментом для итеративной разработки, когда нужно оперативно проверить, как механика будет выглядеть в игре. В отличие от Maya и 3ds Max, которые зачастую предлагают один жёстко заданный промышленный пайплайн, Blender даёт свободу экспериментировать и настраивать собственный рабочий процесс. Можно моделировать, риггить, анимировать и даже текстурировать ассеты в рамках одной программы, не переключаясь между несколькими специализированными приложениями. Кроме того, Blender известен своей инновационностью: новые функции часто появляются в нём раньше, чем в коммерческих пакетах, а разработчики активно прислушиваются к сообществу.</text:p>
      <text:p text:style-name="P13"><text:soft-page-break/><text:tab/>Таким образом, для разработки игр на Unreal Engine 4 Blender часто оказывается не просто доступной, а более удобной и перспективной альтернативой 3ds Max и Maya. Если цель состоит в том, чтобы создать качественную инди-игру с ограниченным бюджетом, где важны скорость создания контента и гибкость процесса, Blender предоставляет для этого все необходимые инструменты и, благодаря поддержке Epic Games, бесшовную интеграцию с движком.</text:p>
      <text:p text:style-name="P12"/>
      <text:p text:style-name="P2"><text:span text:style-name="Основной_20_шрифт_20_абзаца"><text:span text:style-name="T16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Выделение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/>
    <meta:creation-date>2025-12-21T17:20:00Z</meta:creation-date>
    <dc:date>2026-04-08T16:52:52.630000000</dc:date>
    <meta:editing-cycles>7</meta:editing-cycles>
    <meta:editing-duration>PT23M50S</meta:editing-duration>
    <meta:document-statistic meta:table-count="0" meta:image-count="0" meta:object-count="0" meta:page-count="12" meta:paragraph-count="37" meta:word-count="2392" meta:character-count="19368" meta:non-whitespace-character-count="16954"/>
    <meta:template xlink:type="simple" xlink:actuate="onRequest" xlink:title="" xlink:href="file:///E:/TG%20downloads/Начало%20диплома.odt/Normal.dotm"/>
  </office:meta>
</office:document-meta>
</file>